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0.01mm" table:align="margins" style:shadow="none" style:may-break-between-rows="true" table:border-model="collapsing"/>
    </style:style>
    <style:style style:name="Table1.A" style:family="table-column">
      <style:table-column-properties style:column-width="96.61mm" style:rel-column-width="33321*"/>
    </style:style>
    <style:style style:name="Table1.B" style:family="table-column">
      <style:table-column-properties style:column-width="93.4mm" style:rel-column-width="3221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90.01mm" table:align="margins" style:shadow="none" style:may-break-between-rows="true" table:border-model="collapsing"/>
    </style:style>
    <style:style style:name="Table2.A" style:family="table-column">
      <style:table-column-properties style:column-width="96.61mm" style:rel-column-width="33321*"/>
    </style:style>
    <style:style style:name="Table2.B" style:family="table-column">
      <style:table-column-properties style:column-width="93.4mm" style:rel-column-width="3221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Bitstream Vera Serif" fo:font-size="8pt" officeooo:rsid="0010daa1" officeooo:paragraph-rsid="0010daa1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0daa1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56e89" style:font-size-asian="10pt" style:font-style-asian="italic" style:font-size-complex="10pt" style:font-style-complex="italic"/>
    </style:style>
    <style:style style:name="P4" style:family="paragraph" style:parent-style-name="Standard">
      <style:text-properties officeooo:paragraph-rsid="00156e89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08721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08721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Bitstream Vera Sans Mono" fo:font-size="18pt" fo:font-weight="bold" officeooo:rsid="0015c16b" officeooo:paragraph-rsid="0015c16b" style:font-size-asian="18pt" style:font-weight-asian="bold" style:font-size-complex="18pt" style:font-weight-complex="bold"/>
    </style:style>
    <style:style style:name="P13" style:family="paragraph" style:parent-style-name="Header">
      <style:paragraph-properties fo:text-align="start" style:justify-single-word="false"/>
      <style:text-properties style:font-name="Bitstream Vera Sans Mono" fo:font-size="18pt" fo:font-style="italic" fo:font-weight="bold" officeooo:rsid="0015c16b" officeooo:paragraph-rsid="0015c16b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56e89" style:font-size-asian="10pt" style:font-style-asian="italic" style:font-size-complex="10pt" style:font-style-complex="italic"/>
    </style:style>
    <style:style style:name="T1" style:family="text">
      <style:text-properties officeooo:rsid="00156e89"/>
    </style:style>
    <style:style style:name="T2" style:family="text">
      <style:text-properties officeooo:rsid="0015c16b"/>
    </style:style>
    <style:style style:name="T3" style:family="text">
      <style:text-properties officeooo:rsid="00171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</table:table>
      <text:p text:style-name="P1"/>
      <text:p text:style-name="P2"/>
      <text:p text:style-name="P3"/>
      <text:p text:style-name="P13">More Pleasant/<text:span text:style-name="T3">Fun</text:span></text:p>
      <text:p text:style-name="P3"/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MP2" style:family="paragraph" style:parent-style-name="Header">
      <style:paragraph-properties fo:text-align="start" style:justify-single-word="false"/>
      <style:text-properties style:font-name="Bitstream Vera Sans Mono" fo:font-size="18pt" fo:font-weight="bold" officeooo:rsid="0015c16b" officeooo:paragraph-rsid="0015c16b" style:font-size-asian="18pt" style:font-weight-asian="bold" style:font-size-complex="18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Bitstream Vera Sans Mono" fo:font-size="18pt" fo:font-style="italic" fo:font-weight="bold" officeooo:rsid="0015c16b" officeooo:paragraph-rsid="0015c16b" style:font-size-asian="18pt" style:font-style-asian="italic" style:font-weight-asian="bold" style:font-size-complex="18pt" style:font-style-complex="italic" style:font-weight-complex="bold"/>
    </style:style>
    <style:style style:name="MT1" style:family="text">
      <style:text-properties officeooo:rsid="00156e89"/>
    </style:style>
    <style:style style:name="MT2" style:family="text">
      <style:text-properties officeooo:rsid="0015c16b"/>
    </style:style>
    <style:style style:name="MT3" style:family="text">
      <style:text-properties officeooo:rsid="001715b4"/>
    </style:style>
    <style:page-layout style:name="Mpm1">
      <style:page-layout-properties fo:page-width="210.01mm" fo:page-height="297mm" style:num-format="1" style:print-orientation="portrait" fo:margin-top="10mm" fo:margin-bottom="12.79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"/><text:span text:style-name="MT1">Tasks <text:s text:c="4"/></text:span><text:span text:style-name="MT2">[ <text:s text:c="5"/>]</text:span></text:p>
        <text:p text:style-name="MP2"/>
        <text:p text:style-name="MP3">Less Pleasant/<text:span text:style-name="MT3">Importa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3:30:05.828090285</meta:creation-date>
    <dc:date>2023-06-13T12:35:41.285443213</dc:date>
    <meta:editing-duration>PT56M8S</meta:editing-duration>
    <meta:editing-cycles>9</meta:editing-cycles>
    <meta:generator>LibreOffice/7.5.3.2$Linux_X86_64 LibreOffice_project/50$Build-2</meta:generator>
    <meta:print-date>2023-06-03T12:34:59.854107217</meta:print-date>
    <meta:document-statistic meta:table-count="2" meta:image-count="0" meta:object-count="0" meta:page-count="1" meta:paragraph-count="3" meta:word-count="7" meta:character-count="61" meta:non-whitespace-character-count="45"/>
  </office:meta>
</office:document-meta>
</file>